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d.loadClass( SourceFile sourc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d.getSourc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d.newInstance( Class &lt; ? &gt; load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iled.getSourceFileFromPackage(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d.getAllCompiledClass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iled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d.getInstance( Class &lt; T &gt; type ,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d.loadClass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iled.get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d.Compiled( ClassLoader classLoader , SourceFiles sourceFiles , ResourceFiles re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iled.getSourceFile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d.getInstance(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d.getResourc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d.getRe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